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8b5e6"/>
    </style:style>
    <style:style style:name="P2" style:family="paragraph" style:parent-style-name="Table_20_Contents">
      <style:text-properties fo:language="en" fo:country="US" officeooo:paragraph-rsid="0008b5e6"/>
    </style:style>
    <style:style style:name="T1" style:family="text">
      <style:text-properties officeooo:rsid="0008b5e6"/>
    </style:style>
    <style:style style:name="T2" style:family="text">
      <style:text-properties fo:language="en" fo:country="US" officeooo:rsid="0008b5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utorial VIM</text:span></text:p>
      <text:p text:style-name="P1"><text:span text:style-name="T1"/></text:p>
      <text:p text:style-name="P1"><text:span text:style-name="T1">guardar fichero</text:span></text:p>
      <text:p text:style-name="P1"><text:span text:style-name="T1"><text:tab/>:w</text:span></text:p>
      <text:p text:style-name="P1"><text:span text:style-name="T1"><text:tab/>:w nombre_nuevo</text:span></text:p>
      <text:p text:style-name="P1"><text:span text:style-name="T1"/></text:p>
      <text:p text:style-name="P1"><text:span text:style-name="T1">guardar fichero y salir</text:span></text:p>
      <text:p text:style-name="P1"><text:span text:style-name="T1"><text:tab/>:wq</text:span></text:p>
      <text:p text:style-name="P1"><text:span text:style-name="T1"/></text:p>
      <text:p text:style-name="P1"><text:span text:style-name="T1">Buscar y reemplazar</text:span></text:p>
      <text:p text:style-name="P1"><text:span text:style-name="T1"><text:tab/>:%s/</text:span><text:span text:style-name="T2">query1/query1/g</text:span></text:p>
      <text:p text:style-name="P1"><text:span text:style-name="T2">%s means all lines. g means every occurrence in a line.</text:span></text:p>
      <text:p text:style-name="P1"><text:span text:style-name="T2"/></text:p>
      <text:p text:style-name="P1"><text:span text:style-name="T2">Save Vim configuration</text:span></text:p>
      <text:p text:style-name="P1"><text:span text:style-name="T2"><text:tab/>vim ~/.vimrc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">set number</text:span></text:p>
            <text:p text:style-name="P2"><text:span text:style-name="T1">syntax on</text:span></text:p>
            <text:p text:style-name="P2"><text:span text:style-name="T1">set ignorecase <text:s text:c="13"/>used for searches</text:span></text:p>
          </table:table-cell>
        </table:table-row>
      </table:table>
      <text:p text:style-name="P1"><text:span text:style-name="T2"><text:tab/>ESC :wq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1.2$Windows_x86 LibreOffice_project/84102822e3d61eb989ddd325abf1ac077904985</meta:generator>
    <dc:date>2013-03-25T18:52:26.20</dc:date>
    <meta:document-statistic meta:table-count="1" meta:image-count="0" meta:object-count="0" meta:page-count="1" meta:paragraph-count="15" meta:word-count="43" meta:character-count="274" meta:non-whitespace-character-count="227"/>
    <meta:user-defined meta:name="Info 1"/>
    <meta:user-defined meta:name="Info 2"/>
    <meta:user-defined meta:name="Info 3"/>
    <meta:user-defined meta:name="Info 4"/>
  </office:meta>
</office:document-meta>
</file>